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monospace" svg:font-family="monospace"/>
    <style:font-face style:name="sans-serif" svg:font-family="sans-serif"/>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de311"/>
    </style:style>
    <style:style style:name="P2" style:family="paragraph" style:parent-style-name="Standard">
      <style:text-properties officeooo:rsid="001de311" officeooo:paragraph-rsid="001de311"/>
    </style:style>
    <style:style style:name="P3" style:family="paragraph" style:parent-style-name="Standard">
      <style:text-properties officeooo:rsid="001f7865" officeooo:paragraph-rsid="001f7865"/>
    </style:style>
    <style:style style:name="P4" style:family="paragraph" style:parent-style-name="Text_20_body">
      <style:text-properties fo:font-variant="normal" fo:text-transform="none" fo:color="#550000" style:font-name="Times New Roman" fo:letter-spacing="normal" fo:font-style="normal" officeooo:rsid="001de311" officeooo:paragraph-rsid="001de311"/>
    </style:style>
    <style:style style:name="P5" style:family="paragraph" style:parent-style-name="Text_20_body" style:list-style-name="L1">
      <style:text-properties fo:font-variant="normal" fo:text-transform="none" fo:color="#550000" style:font-name="Times New Roman" fo:letter-spacing="normal" fo:font-style="normal" officeooo:rsid="001de311" officeooo:paragraph-rsid="001de311"/>
    </style:style>
    <style:style style:name="P6" style:family="paragraph" style:parent-style-name="Text_20_body">
      <style:text-properties fo:font-variant="normal" fo:text-transform="none" fo:color="#550000" style:font-name="Times New Roman" fo:letter-spacing="normal" fo:font-style="normal" officeooo:rsid="00209db9" officeooo:paragraph-rsid="00209db9"/>
    </style:style>
    <style:style style:name="P7" style:family="paragraph" style:parent-style-name="Text_20_body">
      <style:text-properties fo:font-variant="normal" fo:text-transform="none" fo:color="#550000" style:font-name="Times New Roman" fo:letter-spacing="normal" fo:font-style="normal" officeooo:rsid="00220cef" officeooo:paragraph-rsid="00220cef"/>
    </style:style>
    <style:style style:name="P8" style:family="paragraph" style:parent-style-name="Text_20_body">
      <style:text-properties fo:font-variant="normal" fo:text-transform="none" fo:color="#550000" style:font-name="Times New Roman" fo:letter-spacing="normal" fo:font-style="normal" officeooo:rsid="002225c9" officeooo:paragraph-rsid="002225c9"/>
    </style:style>
    <style:style style:name="P9" style:family="paragraph" style:parent-style-name="Text_20_body">
      <style:text-properties fo:font-variant="normal" fo:text-transform="none" fo:color="#550000" style:font-name="Times New Roman" fo:letter-spacing="normal" fo:font-style="normal" officeooo:rsid="0022b563" officeooo:paragraph-rsid="0022b563"/>
    </style:style>
    <style:style style:name="P10" style:family="paragraph" style:parent-style-name="Text_20_body">
      <style:text-properties fo:font-variant="normal" fo:text-transform="none" fo:color="#550000" style:font-name="Times New Roman" fo:letter-spacing="normal" fo:font-style="normal" officeooo:rsid="0022b563" officeooo:paragraph-rsid="0023cf80"/>
    </style:style>
    <style:style style:name="P11" style:family="paragraph" style:parent-style-name="Text_20_body">
      <style:text-properties fo:font-variant="normal" fo:text-transform="none" fo:color="#550000" style:font-name="Times New Roman" fo:letter-spacing="normal" fo:font-style="normal" officeooo:rsid="00260efd" officeooo:paragraph-rsid="00260efd"/>
    </style:style>
    <style:style style:name="P12" style:family="paragraph" style:parent-style-name="Text_20_body" style:list-style-name="L1">
      <style:text-properties officeooo:paragraph-rsid="001de311"/>
    </style:style>
    <style:style style:name="P13" style:family="paragraph" style:parent-style-name="Heading_20_2">
      <style:text-properties fo:font-variant="normal" fo:text-transform="none" fo:color="#550000" style:font-name="Times New Roman" fo:letter-spacing="normal" fo:font-style="normal"/>
    </style:style>
    <style:style style:name="P14" style:family="paragraph" style:parent-style-name="Heading_20_2">
      <style:text-properties fo:font-variant="normal" fo:text-transform="none" fo:color="#550000" style:font-name="Times New Roman" fo:letter-spacing="normal" fo:font-style="normal" officeooo:paragraph-rsid="001de311"/>
    </style:style>
    <style:style style:name="P15" style:family="paragraph" style:parent-style-name="Heading_20_2">
      <style:text-properties fo:font-variant="normal" fo:text-transform="none" fo:color="#550000" style:font-name="Times New Roman" fo:letter-spacing="normal" fo:font-style="normal" officeooo:rsid="001de311" officeooo:paragraph-rsid="001de311"/>
    </style:style>
    <style:style style:name="P16" style:family="paragraph" style:parent-style-name="Heading_20_2">
      <style:text-properties fo:font-variant="normal" fo:text-transform="none" fo:color="#550000" style:font-name="Times New Roman" fo:letter-spacing="normal" fo:font-style="normal" officeooo:rsid="001f7865" officeooo:paragraph-rsid="00209db9"/>
    </style:style>
    <style:style style:name="P17" style:family="paragraph" style:parent-style-name="Heading_20_2">
      <style:text-properties fo:font-variant="normal" fo:text-transform="none" fo:color="#550000" style:font-name="Times New Roman" fo:letter-spacing="normal" fo:font-style="normal" officeooo:rsid="00209db9" officeooo:paragraph-rsid="00209db9"/>
    </style:style>
    <style:style style:name="P18" style:family="paragraph" style:parent-style-name="Heading_20_2">
      <style:text-properties fo:font-variant="normal" fo:text-transform="none" fo:color="#550000" style:font-name="Times New Roman" fo:letter-spacing="normal" fo:font-style="normal" officeooo:rsid="00209db9" officeooo:paragraph-rsid="002225c9"/>
    </style:style>
    <style:style style:name="P19" style:family="paragraph" style:parent-style-name="Heading_20_2">
      <style:text-properties fo:font-variant="normal" fo:text-transform="none" fo:color="#550000" style:font-name="Times New Roman" fo:letter-spacing="normal" fo:font-style="normal" officeooo:rsid="00209db9" officeooo:paragraph-rsid="0022b563"/>
    </style:style>
    <style:style style:name="P20" style:family="paragraph" style:parent-style-name="Heading_20_2">
      <style:text-properties fo:font-variant="normal" fo:text-transform="none" fo:color="#550000" style:font-name="Times New Roman" fo:letter-spacing="normal" fo:font-style="normal" officeooo:rsid="00220cef" officeooo:paragraph-rsid="00220cef"/>
    </style:style>
    <style:style style:name="T1" style:family="text">
      <style:text-properties officeooo:rsid="001de311"/>
    </style:style>
    <style:style style:name="T2" style:family="text">
      <style:text-properties fo:font-variant="normal" fo:text-transform="none" fo:color="#550000" style:font-name="Times New Roman" fo:letter-spacing="normal" fo:font-style="normal" officeooo:rsid="001de311"/>
    </style:style>
    <style:style style:name="T3" style:family="text">
      <style:text-properties officeooo:rsid="00209db9"/>
    </style:style>
    <style:style style:name="T4" style:family="text">
      <style:text-properties officeooo:rsid="0022b563"/>
    </style:style>
    <style:style style:name="T5" style:family="text">
      <style:text-properties officeooo:rsid="0023cf80"/>
    </style:style>
    <style:style style:name="T6" style:family="text">
      <style:text-properties officeooo:rsid="00244ee8"/>
    </style:style>
    <style:style style:name="T7" style:family="text">
      <style:text-properties officeooo:rsid="00260efd"/>
    </style:style>
    <style:style style:name="T8" style:family="text">
      <style:text-properties officeooo:rsid="00267a94"/>
    </style:style>
    <style:style style:name="T9" style:family="text">
      <style:text-properties officeooo:rsid="0027e9d6"/>
    </style:style>
    <style:style style:name="T10" style:family="text">
      <style:text-properties officeooo:rsid="002933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span text:style-name="T1">Question #1: </text:span>Name that term! (14)</text:h>
      <text:p text:style-name="P4">A)<text:tab/><text:span text:style-name="T7">track</text:span></text:p>
      <text:p text:style-name="P4">B)<text:tab/><text:span text:style-name="T7">stream?</text:span></text:p>
      <text:p text:style-name="P11">c)<text:tab/>GUID for newer systems MBR for older. </text:p>
      <text:p text:style-name="P11">d)<text:tab/>virtual memory address</text:p>
      <text:p text:style-name="P11">e)<text:tab/>physical memory address </text:p>
      <text:p text:style-name="P11">f)<text:tab/>internal fragmentation</text:p>
      <text:p text:style-name="P11">g)<text:tab/>semaphore</text:p>
      <text:h text:style-name="P14" text:outline-level="2"><text:span text:style-name="T1">Question #2: </text:span>Deadlock (5)</text:h>
      <text:p text:style-name="P4">Deadlock will occur when 2 processes are waiting for each other to finish. An example would be : 2 processes are both waiting to <text:span text:style-name="T8">one operation that both </text:span>save<text:span text:style-name="T8">s</text:span> and print<text:span text:style-name="T8">s</text:span>. One process has a lock on the printer, the other process has a lock on the disk. They will each be waiting for the other to free up the device, which will never happen. Or use the Dining philosophers, where each philosopher needs 2 forks to <text:span text:style-name="T8">eat</text:span> and there are 2n-1 forks arranged in a round table. If all the philosophers try to eat at once, they will enter into a deadlock. One must finish<text:span text:style-name="T8">(or not be eating) </text:span>before the rest may start. </text:p>
      <text:h text:style-name="P14" text:outline-level="2"><text:span text:style-name="T1">Question #3: </text:span>File Systems (6)</text:h>
      <text:list xml:id="list1926505366857131095" text:style-name="L1">
        <text:list-item>
          <text:p text:style-name="P12"><text:span text:style-name="T2">Ownership. </text:span></text:p>
        </text:list-item>
        <text:list-item>
          <text:p text:style-name="P5">Date modified.</text:p>
        </text:list-item>
        <text:list-item>
          <text:p text:style-name="P5">Privileges. </text:p>
        </text:list-item>
      </text:list>
      <text:h text:style-name="P15" text:outline-level="2">Question #<text:span text:style-name="T3">4</text:span>: Paths in File Systems (15)</text:h>
      <text:p text:style-name="P1"><text:span text:style-name="T1">a)<text:tab/></text:span>/<text:span text:style-name="T1">doc/cs3530/notes/1120.md</text:span></text:p>
      <text:p text:style-name="P2">b)<text:tab/>./1120.md</text:p>
      <text:p text:style-name="P2">c)<text:tab/>./notes/1120.md</text:p>
      <text:p text:style-name="P3">d)<text:tab/><text:span text:style-name="T1">./</text:span>cs3530n/<text:span text:style-name="T1">otes/1120.md</text:span></text:p>
      <text:p text:style-name="P3"><text:span text:style-name="T1">e</text:span>)<text:tab/><text:span text:style-name="T1">./../</text:span>cs3530n/<text:span text:style-name="T1">otes/1120.md</text:span></text:p>
      <text:p text:style-name="P3"/>
      <text:h text:style-name="P16" text:outline-level="2"><text:span text:style-name="T1">Question #5: </text:span>Signing a document (8)</text:h>
      <text:p text:style-name="P6">There is a private and public key, <text:span text:style-name="T6">just like the names sound, the public key is available to anyone, the private key must be kept secret. Signing documents works in the following manner: I encrypt my message using my private key, only my public key can decrypt the message. As long as I am the only one who has my private key, you can be assured the message was coming from me. The certainty of the origin of my message is only as safe as I keep my private key. Someone steals my private key, they </text:span><text:soft-page-break/><text:span text:style-name="T6">could send messages as me. </text:span></text:p>
      <text:h text:style-name="P17" text:outline-level="2"><text:span text:style-name="T1">Question #</text:span>6<text:span text:style-name="T1">: </text:span>Virtual Machines (8)</text:h>
      <text:p text:style-name="P6">A hypervisor is the [physical layer | software layer | emulator] that runs the virtual machine. A good example is the android virtual machine, android will not just boot from any hardware. The hypervisor acts as a middle manager between your computer and the android virtual machine. The hypervisors can run multiple virtual machines on one set of physical hardware, <text:s/>hypervisors can also run multiple operating systems within each other. </text:p>
      <text:h text:style-name="P17" text:outline-level="2"><text:span text:style-name="T1">Question #</text:span>7<text:span text:style-name="T1">: </text:span>Page Fault Simulation (16)</text:h>
      <text:p text:style-name="P7">a)<text:tab/>3</text:p>
      <text:p text:style-name="P7">b)<text:tab/>2</text:p>
      <text:p text:style-name="P7"/>
      <text:h text:style-name="P20" text:outline-level="2"><text:span text:style-name="T1">Question #</text:span>8<text:span text:style-name="T1">: </text:span>Locality of Reference (8)</text:h>
      <text:p text:style-name="P8">Locality of Reference can be useful the speed up the computer. The computer knows that when you request a <text:span text:style-name="T9">something</text:span> from a certain location, you<text:span text:style-name="T9">r</text:span> next request <text:span text:style-name="T9">will likely be from nearby </text:span>location. </text:p>
      <text:p text:style-name="P8"/>
      <text:p text:style-name="P8">buffering – <text:span text:style-name="T10">and example would be </text:span>if a process requests something to or from disk, it would be faster to wait for all requests to or from a specific area of the disk before beginning to read or write the disk. This way we can buffer the disk reads and writes and do the reads and writes that are in the same location all at once rather <text:span text:style-name="T10">than reading and writing FCFS</text:span> going from one side of the disk to the other every time. </text:p>
      <text:p text:style-name="P8">Caching – caching tr<text:span text:style-name="T10">ies</text:span> to predict the future, The only reason we have any shot of predicting the future is because of locality of reference, if a process requests something from one area of the disk, the disk should send things that are very near the initial request because it is likely the next request will be near the last.</text:p>
      <text:p text:style-name="P8">Paging – Very similar idea to caching, <text:span text:style-name="T10">but</text:span> we are trying to predict which pages not to throw out. Caching trys to pre-fetch; paging trys to re-use. </text:p>
      <text:p text:style-name="P6"/>
      <text:h text:style-name="P18" text:outline-level="2"><text:span text:style-name="T1">Question #9: </text:span>Defragmenting an SSD?? (8)</text:h>
      <text:p text:style-name="P8">a) <text:tab/>fragmentation is not a problem with an SSD because it has no moving parts. The reason we try to prevent fragmentation on a HDD is because we normally want to read <text:span text:style-name="T4">and write </text:span>entire files all at once, when a file is fragmented(broken into parts) the disk might have to look <text:span text:style-name="T4">or write</text:span> in several places to get the entire file. SSDs don't have to wait for a platter to spin under <text:span text:style-name="T4">a read write head. They really don't care if the parts of the file are next to each other or not. </text:span></text:p>
      <text:p text:style-name="P9">b)<text:tab/>defragmenting an SSD will reduce it's life because the life of the SDD depends on the number <text:soft-page-break/>of read/writes it has done – it starts to get worn out (unlike magnetic media). Defragmenting does a bunch of tiny read writes in order to get the files defragemented. Basically you are wearing out your drive for no reason. </text:p>
      <text:p text:style-name="P6"/>
      <text:h text:style-name="P19" text:outline-level="2"><text:span text:style-name="T1">Question #10: </text:span>Disk access scheduling (15)</text:h>
      <text:p text:style-name="P9">a)<text:tab/>40 <text:s text:c="2"/>355 <text:s text:c="2"/>200 <text:s text:c="2"/>275 <text:s text:c="2"/>240 <text:s text:c="2"/>255 <text:s text:c="3"/><text:tab/><text:span text:style-name="T5">Total = 805</text:span></text:p>
      <text:p text:style-name="P10">b)<text:tab/>255 <text:s text:c="2"/>240 <text:s text:c="3"/>275 <text:s text:c="3"/>200 <text:s text:c="3"/>355 <text:s text:c="2"/>40 <text:s/><text:tab/><text:span text:style-name="T5">Total = 600</text:span></text:p>
      <text:p text:style-name="P10">c) <text:tab/>255 <text:s/>275 <text:s text:c="2"/>355 <text:s text:c="2"/>240 <text:s text:c="3"/>200 <text:s text:c="2"/>40<text:tab/><text:span text:style-name="T5">Total = 420</text:span></text:p>
      <text:p text:style-name="P6"/>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 svg:font-family="'Times New Roman'"/>
    <style:font-face style:name="monospace" svg:font-family="monospace"/>
    <style:font-face style:name="sans-serif" svg:font-family="sans-serif"/>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18:00:26.698183023</meta:creation-date>
    <meta:generator>LibreOffice/4.1.3.2$Linux_X86_64 LibreOffice_project/410m0$Build-2</meta:generator>
    <dc:date>2013-12-11T19:41:03.738764761</dc:date>
    <meta:editing-duration>PT1H28M56S</meta:editing-duration>
    <meta:editing-cycles>11</meta:editing-cycles>
    <meta:document-statistic meta:table-count="0" meta:image-count="0" meta:object-count="0" meta:page-count="3" meta:paragraph-count="39" meta:word-count="770" meta:character-count="4270" meta:non-whitespace-character-count="3484"/>
  </office:meta>
</office:document-meta>
</file>